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  <style:map style:condition="cell-content()=&quot;paraphrase&quot;" style:apply-style-name="Untitled4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it</text:p>
          </table:table-cell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it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.962962962963" calcext:value-type="float">
            <text:p>12.962962963</text:p>
          </table:table-cell>
          <table:table-cell office:value-type="float" office:value="35.7142857142857" calcext:value-type="float">
            <text:p>3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en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.7037037037037" calcext:value-type="float">
            <text:p>3.7037037037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1875" calcext:value-type="float">
            <text:p>0.18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.2" calcext:value-type="float">
            <text:p>0.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.85915492957746" calcext:value-type="float">
            <text:p>9.8591549296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it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5.95238095238095" calcext:value-type="float">
            <text:p>5.95238095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it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227272727272727" calcext:value-type="float">
            <text:p>0.227272727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35.1851851851852" calcext:value-type="float">
            <text:p>35.1851851852</text:p>
          </table:table-cell>
          <table:table-cell office:value-type="float" office:value="30.9859154929577" calcext:value-type="float">
            <text:p>30.985915493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en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en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78.9473684210526" calcext:value-type="float">
            <text:p>78.9473684211</text:p>
          </table:table-cell>
          <table:table-cell office:value-type="float" office:value="18.8405797101449" calcext:value-type="float">
            <text:p>18.840579710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it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13.0434782608696" calcext:value-type="float">
            <text:p>13.04347826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it.en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7.8571428571429" calcext:value-type="float">
            <text:p>17.8571428571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307692307692308" calcext:value-type="float">
            <text:p>0.3076923077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9.85915492957746" calcext:value-type="float">
            <text:p>9.859154929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.3125" calcext:value-type="float">
            <text:p>0.312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5.3968253968254" calcext:value-type="float">
            <text:p>25.396825396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18181818181818" calcext:value-type="float">
            <text:p>0.318181818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it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en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en</text:p>
          </table:table-cell>
          <table:table-cell office:value-type="float" office:value="0.35" calcext:value-type="float">
            <text:p>0.35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2.6984126984127" calcext:value-type="float">
            <text:p>12.6984126984</text:p>
          </table:table-cell>
          <table:table-cell office:value-type="float" office:value="36.8421052631579" calcext:value-type="float">
            <text:p>36.84210526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4.7058823529412" calcext:value-type="float">
            <text:p>14.7058823529</text:p>
          </table:table-cell>
          <table:table-cell office:value-type="float" office:value="45.4545454545455" calcext:value-type="float">
            <text:p>45.454545454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375" calcext:value-type="float">
            <text:p>0.37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22.4137931034483" calcext:value-type="float">
            <text:p>22.413793103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3.4782608695652" calcext:value-type="float">
            <text:p>43.478260869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375" calcext:value-type="float">
            <text:p>0.3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43.75" calcext:value-type="float">
            <text:p>43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en</text:p>
          </table:table-cell>
          <table:table-cell office:value-type="float" office:value="0.384615384615385" calcext:value-type="float">
            <text:p>0.384615384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it.en</text:p>
          </table:table-cell>
          <table:table-cell office:value-type="float" office:value="0.388888888888889" calcext:value-type="float">
            <text:p>0.388888888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it.en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9.4444444444444" calcext:value-type="float">
            <text:p>19.4444444444</text:p>
          </table:table-cell>
          <table:table-cell office:value-type="float" office:value="81.8181818181818" calcext:value-type="float">
            <text:p>81.818181818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it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1.9230769230769" calcext:value-type="float">
            <text:p>51.9230769231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it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.34920634920635" calcext:value-type="float">
            <text:p>6.3492063492</text:p>
          </table:table-cell>
          <table:table-cell office:value-type="float" office:value="41.6666666666667" calcext:value-type="float">
            <text:p>41.66666666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en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555555555555556" calcext:value-type="float">
            <text:p>0.55555555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8.8888888888889" calcext:value-type="float">
            <text:p>38.8888888889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it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56.8965517241379" calcext:value-type="float">
            <text:p>56.8965517241</text:p>
          </table:table-cell>
          <table:table-cell office:value-type="float" office:value="34.0579710144928" calcext:value-type="float">
            <text:p>34.057971014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en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.7894736842105" calcext:value-type="float">
            <text:p>15.78947368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de.it</text:p>
          </table:table-cell>
          <table:table-cell office:value-type="float" office:value="0.625" calcext:value-type="float">
            <text:p>0.6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7.2222222222222" calcext:value-type="float">
            <text:p>47.2222222222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5.2380952380952" calcext:value-type="float">
            <text:p>45.2380952381</text:p>
          </table:table-cell>
          <table:table-cell office:value-type="float" office:value="68.75" calcext:value-type="float">
            <text:p>68.7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8.0769230769231" calcext:value-type="float">
            <text:p>48.0769230769</text:p>
          </table:table-cell>
          <table:table-cell office:value-type="float" office:value="70.5882352941177" calcext:value-type="float">
            <text:p>70.588235294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6.5217391304348" calcext:value-type="float">
            <text:p>56.521739130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76" calcext:value-type="float">
            <text:p>0.7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.9710144927536" calcext:value-type="float">
            <text:p>57.9710144928</text:p>
          </table:table-cell>
          <table:table-cell office:value-type="float" office:value="65.5172413793104" calcext:value-type="float">
            <text:p>65.517241379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it.en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60.8695652173913" calcext:value-type="float">
            <text:p>60.8695652174</text:p>
          </table:table-cell>
          <table:table-cell office:value-type="float" office:value="36.9565217391304" calcext:value-type="float">
            <text:p>36.956521739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useppe Merosi</text:p>
          </table:table-cell>
          <table:table-cell office:value-type="string" calcext:value-type="string">
            <text:p>de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.25" calcext:value-type="float">
            <text:p>31.25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L2:Sheet1.L67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L67">
            <calcext:condition calcext:apply-style-name="Untitled3" calcext:value="=&quot;yes&quot;" calcext:base-cell-address="Sheet1.H2"/>
            <calcext:condition calcext:apply-style-name="Untitled4" calcext:value="=&quot;paraphrase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6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  <style:style style:name="Untitled4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14:10.389713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5:16:58.03198999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04" meta:object-count="0"/>
  </office:meta>
</office:document-meta>
</file>